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, SegoeUI, 'Helvetica Neue', Helvetica, Arial, sans-serif"/>
    <style:font-face style:name="YS Text Optional" svg:font-family="'YS Text Optional', Arial, Helvetica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ru" fo:country="RU" fo:font-weight="bold" style:font-weight-asian="bold" style:font-weight-complex="bold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style:font-name="Liberation Serif1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171717" style:font-name="Segoe UI" fo:font-size="12pt" fo:letter-spacing="normal" fo:font-style="normal" fo:font-weight="normal"/>
    </style:style>
    <style:style style:name="T4" style:family="text">
      <style:text-properties fo:font-variant="normal" fo:text-transform="none" fo:color="#171717" style:text-line-through-style="none" style:font-name="Segoe UI" fo:font-size="12pt" fo:letter-spacing="normal" fo:font-style="normal" style:text-underline-style="none" fo:font-weight="normal" style:text-blinking="false" fo:background-color="#ffffff"/>
    </style:style>
    <style:style style:name="T5" style:family="text">
      <style:text-properties fo:font-variant="normal" fo:text-transform="none" fo:color="#171717" style:text-line-through-style="none" style:font-name="Segoe UI" fo:font-size="12pt" fo:letter-spacing="normal" fo:language="ru" fo:country="RU" fo:font-style="normal" style:text-underline-style="none" fo:font-weight="normal" style:text-blinking="false" fo:background-color="#ffffff"/>
    </style:style>
    <style:style style:name="T6" style:family="text">
      <style:text-properties fo:font-variant="normal" fo:text-transform="none" fo:color="#171717" style:text-line-through-style="none" style:font-name="Segoe UI" fo:font-size="12pt" fo:letter-spacing="normal" fo:language="en" fo:country="US" fo:font-style="normal" style:text-underline-style="none" fo:font-weight="normal" style:text-blinking="false" fo:background-color="#ffffff"/>
    </style:style>
    <style:style style:name="T7" style:family="text">
      <style:text-properties fo:font-variant="normal" fo:text-transform="none" fo:color="#171717" style:text-line-through-style="none" fo:font-size="12pt" fo:letter-spacing="normal" fo:font-style="normal" style:text-underline-style="none" fo:font-weight="normal" style:text-blinking="false" fo:background-color="#ffffff"/>
    </style:style>
    <style:style style:name="T8" style:family="text">
      <style:text-properties fo:font-variant="normal" fo:text-transform="none" fo:color="#171717" style:text-line-through-style="none" fo:font-size="12pt" fo:letter-spacing="normal" fo:language="en" fo:country="US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171717" style:text-line-through-style="none" fo:font-size="12pt" fo:letter-spacing="normal" fo:language="ru" fo:country="RU" fo:font-style="normal" style:text-underline-style="none" fo:font-weight="normal" style:text-blinking="false" fo:background-color="#ffffff"/>
    </style:style>
    <style:style style:name="T10" style:family="text">
      <style:text-properties fo:font-variant="normal" fo:text-transform="none" fo:color="#171717" fo:font-size="12pt" fo:letter-spacing="normal" fo:font-style="normal" fo:font-weight="normal"/>
    </style:style>
    <style:style style:name="T11" style:family="text">
      <style:text-properties fo:font-variant="normal" fo:text-transform="none" style:text-line-through-style="none" style:font-name="Segoe UI" fo:font-size="12pt" fo:letter-spacing="normal" fo:font-style="normal" style:text-underline-style="none" fo:font-weight="normal" style:text-blinking="false" fo:background-color="#ffffff"/>
    </style:style>
    <style:style style:name="T12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#ffffff"/>
    </style:style>
    <style:style style:name="T13" style:family="text">
      <style:text-properties fo:font-variant="normal" fo:text-transform="none" fo:color="#000000" style:font-name="YS Text Optional" fo:font-size="12.75pt" fo:letter-spacing="normal"/>
    </style:style>
    <style:style style:name="T14" style:family="text">
      <style:text-properties fo:font-variant="normal" fo:text-transform="none" fo:color="#000000" style:font-name="YS Text Optional" fo:font-size="12.75pt" fo:letter-spacing="normal" fo:font-style="normal" fo:font-weight="normal"/>
    </style:style>
    <style:style style:name="T15" style:family="text">
      <style:text-properties fo:font-variant="normal" fo:text-transform="none" fo:color="#000000" style:font-name="YS Text Optional" fo:font-size="12.75pt" fo:letter-spacing="normal" fo:font-weight="normal"/>
    </style:style>
    <style:style style:name="T16" style:family="text">
      <style:text-properties fo:font-variant="normal" fo:text-transform="none" fo:color="#000000" style:font-name="YS Text Optional" fo:letter-spacing="normal"/>
    </style:style>
    <style:style style:name="T17" style:family="text">
      <style:text-properties fo:font-variant="normal" fo:text-transform="none" fo:color="#000000" fo:letter-spacing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тветы нужно давать лаконичные, достаточно продемонстрировать понимание предмет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">Козлов Александр Сергеевич</text:p>
          </table:table-cell>
        </table:table-row>
        <table:table-row>
          <table:table-cell table:style-name="Таблица1.A2" table:number-columns-spanned="2" office:value-type="string">
            <text:p text:style-name="P3">C#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1">Создание объекта(метода) дочернего класса, имеющего тоже имя, что и в классе родителя, но может иметь другое значение(тело метода).</text:p>
          </table:table-cell>
        </table:table-row>
        <table:table-row>
          <table:table-cell table:style-name="Таблица1.A3" office:value-type="string">
            <text:p text:style-name="P1">Какие бывают виды классов?</text:p>
          </table:table-cell>
          <table:table-cell table:style-name="Таблица1.A2" office:value-type="string">
            <text:p text:style-name="P1">По типу полей класса. Статические, динамические, по модификатору доступа, абстрактные, виртуальные.</text:p>
          </table:table-cell>
        </table:table-row>
        <table:table-row>
          <table:table-cell table:style-name="Таблица1.A3" office:value-type="string">
            <text:p text:style-name="P1">Как и зачем можно использовать модификаторы <text:span text:style-name="T1">sealed, </text:span><text:span text:style-name="T1">readonly, const</text:span><text:span text:style-name="T1">? </text:span>В чем отличие между ними?</text:p>
          </table:table-cell>
          <table:table-cell table:style-name="Таблица1.A2" office:value-type="string">
            <text:p text:style-name="P6">Sealed – <text:span text:style-name="T2">запрещает наследование. Необходимость запретить переопределение поля у наследуемого класса.</text:span></text:p>
            <text:p text:style-name="P6">Readonly – <text:span text:style-name="T2">Только чтение. Поле экземпляра создается при компиляции, запрещая изменять.</text:span></text:p>
            <text:p text:style-name="P6">Const – <text:span text:style-name="T2">константа. Поле будет принадлежать классу, а не экземпляру класса.</text:span></text:p>
          </table:table-cell>
        </table:table-row>
        <table:table-row>
          <table:table-cell table:style-name="Таблица1.A3" office:value-type="string">
            <text:p text:style-name="P1">Какие есть варианты использования ключевого слова <text:span text:style-name="T1">try? </text:span>Для чего используется ключевое слово <text:span text:style-name="T1">using?</text:span></text:p>
          </table:table-cell>
          <table:table-cell table:style-name="Таблица1.A2" office:value-type="string">
            <text:p text:style-name="P1">Блок <text:span text:style-name="T1">try catch finally </text:span>используется для обработки исключений в блоке кода. В С<text:span text:style-name="T1"># </text:span>этот блок слишком тяжелый, его следует заменять на <text:span text:style-name="T1">if </text:span>и другие операторы.</text:p>
            <text:p text:style-name="P6">Using – <text:span text:style-name="T2">оператор области применения.</text:span></text:p>
          </table:table-cell>
        </table:table-row>
        <table:table-row>
          <table:table-cell table:style-name="Таблица1.A3" office:value-type="string">
            <text:p text:style-name="Table_20_Contents"><text:span text:style-name="T2">Какие есть стандартные реализации интерфейса </text:span><text:span text:style-name="T1">ICollection</text:span><text:span text:style-name="T1"> </text:span><text:span text:style-name="T2">и в каких ситуациях их нужно использовать?</text:span></text:p>
          </table:table-cell>
          <table:table-cell table:style-name="Таблица1.A2" office:value-type="string">
            <text:p text:style-name="P7"><text:span text:style-name="T1">ICollection - </text:span><text:span text:style-name="T10">Определяет размер, перечислители и методы синхронизации для всех неуниверсальных коллекций.</text:span> <text:span text:style-name="T2">Р</text:span><text:span text:style-name="T10">асширяет </text:span><text:span text:style-name="T7">IEnumerable</text:span><text:span text:style-name="T12">,</text:span><text:span text:style-name="T7"> </text:span><text:span text:style-name="T8">IDictionary</text:span><text:span text:style-name="T7"> </text:span><text:span text:style-name="T9">и</text:span><text:span text:style-name="T7"> IList.</text:span></text:p>
          </table:table-cell>
        </table:table-row>
        <table:table-row>
          <table:table-cell table:style-name="Таблица1.A3" office:value-type="string">
            <text:p text:style-name="P1">В чём основная идея <text:span text:style-name="T1">LINQ</text:span>?</text:p>
          </table:table-cell>
          <table:table-cell table:style-name="Таблица1.A2" office:value-type="string">
            <text:p text:style-name="P1">Возможность создавать запросы для получения обработки и сортировки данных из баз данных.</text:p>
          </table:table-cell>
        </table:table-row>
        <table:table-row>
          <table:table-cell table:style-name="Таблица1.A2" table:number-columns-spanned="2" office:value-type="string">
            <text:p text:style-name="P2">Разное</text:p>
          </table:table-cell>
          <table:covered-table-cell/>
        </table:table-row>
        <table:table-row>
          <table:table-cell table:style-name="Таблица1.A3" office:value-type="string">
            <text:p text:style-name="P1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">Без понятия.</text:p>
          </table:table-cell>
        </table:table-row>
        <table:table-row>
          <table:table-cell table:style-name="Таблица1.A3" office:value-type="string">
            <text:p text:style-name="P1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">Каждый знак кодируется лишь одним байтом.</text:p>
          </table:table-cell>
        </table:table-row>
        <table:table-row>
          <table:table-cell table:style-name="Таблица1.A3" office:value-type="string">
            <text:p text:style-name="P1">Сравните форматы <text:span text:style-name="T1">XML </text:span>и <text:span text:style-name="T1">JSON. </text:span>Когда какой использовать?</text:p>
          </table:table-cell>
          <table:table-cell table:style-name="Таблица1.A2" office:value-type="string">
            <text:p text:style-name="P8"><text:span text:style-name="T17">JSON - это просто формат данных, тогда как XML - это язык разметки.</text:span></text:p>
          </table:table-cell>
        </table:table-row>
        <table:table-row>
          <table:table-cell table:style-name="Таблица1.A3" office:value-type="string">
            <text:p text:style-name="P1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1">Без понятия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, SegoeUI, 'Helvetica Neue', Helvetica, Arial, sans-serif"/>
    <style:font-face style:name="YS Text Optional" svg:font-family="'YS Text Optional', Arial, Helvetica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10$Win32 OpenOffice.org_project/4110m2$Build-9807</meta:generator>
    <dc:date>2021-06-12T16:36:49.33</dc:date>
    <meta:editing-duration>PT55M54S</meta:editing-duration>
    <meta:editing-cycles>6</meta:editing-cycles>
    <meta:document-statistic meta:table-count="1" meta:image-count="0" meta:object-count="0" meta:page-count="1" meta:paragraph-count="28" meta:word-count="249" meta:character-count="1823"/>
    <dc:creator>Александр Козлов</dc:creator>
  </office:meta>
</office:document-meta>
</file>